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600000158EB519C2FBCC87855.png" manifest:media-type="image/png"/>
  <manifest:file-entry manifest:full-path="Pictures/10000201000000C20000012C396E821C2DD6422A.png" manifest:media-type="image/png"/>
  <manifest:file-entry manifest:full-path="Pictures/100002010000014E000001E32D598861FC3CA4F1.png" manifest:media-type="image/png"/>
  <manifest:file-entry manifest:full-path="Pictures/10000201000002EE000001737A0469051486251A.png" manifest:media-type="image/png"/>
  <manifest:file-entry manifest:full-path="Pictures/1000020100000200000002006D4D841576E853FA.png" manifest:media-type="image/png"/>
  <manifest:file-entry manifest:full-path="Pictures/10000201000003E8000003E88B682EFA634D9448.png" manifest:media-type="image/png"/>
  <manifest:file-entry manifest:full-path="Pictures/10000201000002EE0000018F92EBBF3DEDD9A277.png" manifest:media-type="image/png"/>
  <manifest:file-entry manifest:full-path="Pictures/10000201000001BD00000163BB3B7E978B8485A7.png" manifest:media-type="image/png"/>
  <manifest:file-entry manifest:full-path="Pictures/10000201000004000000040065D00C741F6CBB91.png" manifest:media-type="image/png"/>
  <manifest:file-entry manifest:full-path="Pictures/1000020100000139000002308219FDC0C606FB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6b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91cm" svg:height="4.91cm" svg:x="1.186cm" svg:y="0.254cm">
          <draw:image xlink:href="Pictures/1000020100000200000002006D4D841576E853FA.png" xlink:type="simple" xlink:show="embed" xlink:actuate="onLoad">
            <text:p/>
          </draw:image>
        </draw:frame>
        <draw:frame draw:style-name="gr1" draw:text-style-name="P1" draw:layer="layout" svg:width="3.821cm" svg:height="3.632cm" svg:x="6.847cm" svg:y="1.27cm">
          <draw:image xlink:href="Pictures/10000201000002EE000001737A0469051486251A.png" xlink:type="simple" xlink:show="embed" xlink:actuate="onLoad">
            <text:p/>
          </draw:image>
        </draw:frame>
        <draw:frame draw:style-name="gr1" draw:text-style-name="P1" draw:layer="layout" svg:width="4.66cm" svg:height="2.479cm" svg:x="9.652cm" svg:y="2.855cm">
          <draw:image xlink:href="Pictures/10000201000002EE0000018F92EBBF3DEDD9A277.png" xlink:type="simple" xlink:show="embed" xlink:actuate="onLoad">
            <text:p/>
          </draw:image>
        </draw:frame>
        <draw:frame draw:style-name="gr1" draw:text-style-name="P1" draw:layer="layout" svg:width="4.458cm" svg:height="3.556cm" svg:x="5.702cm" svg:y="6.35cm">
          <draw:image xlink:href="Pictures/10000201000001BD00000163BB3B7E978B8485A7.png" xlink:type="simple" xlink:show="embed" xlink:actuate="onLoad">
            <text:p/>
          </draw:image>
        </draw:frame>
        <draw:frame draw:style-name="gr1" draw:text-style-name="P1" draw:layer="layout" svg:width="3.302cm" svg:height="5.908cm" svg:x="1.016cm" svg:y="8.824cm">
          <draw:image xlink:href="Pictures/1000020100000139000002308219FDC0C606FBF0.png" xlink:type="simple" xlink:show="embed" xlink:actuate="onLoad">
            <text:p/>
          </draw:image>
        </draw:frame>
        <draw:frame draw:style-name="gr1" draw:text-style-name="P1" draw:layer="layout" svg:width="5.076cm" svg:height="5.076cm" svg:x="12.196cm" svg:y="6.354cm">
          <draw:image xlink:href="Pictures/10000201000003E8000003E88B682EFA634D9448.png" xlink:type="simple" xlink:show="embed" xlink:actuate="onLoad">
            <text:p/>
          </draw:image>
        </draw:frame>
        <draw:frame draw:style-name="gr1" draw:text-style-name="P1" draw:layer="layout" svg:width="4.217cm" svg:height="6.098cm" svg:x="16.51cm" svg:y="0.506cm">
          <draw:image xlink:href="Pictures/100002010000014E000001E32D598861FC3CA4F1.png" xlink:type="simple" xlink:show="embed" xlink:actuate="onLoad">
            <text:p/>
          </draw:image>
        </draw:frame>
        <draw:frame draw:style-name="gr1" draw:text-style-name="P1" draw:layer="layout" svg:width="2.833cm" svg:height="4.381cm" svg:x="22.821cm" svg:y="10.859cm">
          <draw:image xlink:href="Pictures/10000201000000C20000012C396E821C2DD6422A.png" xlink:type="simple" xlink:show="embed" xlink:actuate="onLoad">
            <text:p/>
          </draw:image>
        </draw:frame>
        <draw:frame draw:style-name="gr1" draw:text-style-name="P1" draw:layer="layout" svg:width="4.692cm" svg:height="6.561cm" svg:x="21.216cm" svg:y="2.032cm">
          <draw:image xlink:href="Pictures/10000201000000F600000158EB519C2FBCC87855.png" xlink:type="simple" xlink:show="embed" xlink:actuate="onLoad">
            <text:p/>
          </draw:image>
        </draw:frame>
        <draw:frame draw:style-name="gr1" draw:text-style-name="P1" draw:layer="layout" svg:width="5.611cm" svg:height="5.611cm" svg:x="6.35cm" svg:y="10.139cm">
          <draw:image xlink:href="Pictures/10000201000004000000040065D00C741F6CBB9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3T23:25:11.584502949</meta:creation-date>
    <dc:date>2018-10-23T23:53:14.719937895</dc:date>
    <meta:editing-duration>PT7M53S</meta:editing-duration>
    <meta:editing-cycles>1</meta:editing-cycles>
    <meta:document-statistic meta:object-count="33"/>
    <meta:generator>LibreOffice/6.0.6.2$Linux_X86_64 LibreOffice_project/00m0$Build-2</meta:generator>
  </office:meta>
</office:document-meta>
</file>